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4b3" officeooo:paragraph-rsid="001ca4b3"/>
    </style:style>
    <style:style style:name="P2" style:family="paragraph" style:parent-style-name="Standard" style:list-style-name="L1">
      <style:text-properties officeooo:rsid="001ca4b3" officeooo:paragraph-rsid="001ca4b3"/>
    </style:style>
    <style:style style:name="P3" style:family="paragraph" style:parent-style-name="Standard">
      <style:text-properties fo:font-size="14pt" fo:font-weight="bold" officeooo:rsid="001ca4b3" officeooo:paragraph-rsid="001ca4b3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ca4b3" officeooo:paragraph-rsid="001ca4b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yecto Venta de Celulares</text:p>
      <text:p text:style-name="P1">Integrantes:</text:p>
      <text:list xml:id="list1916333146" text:style-name="L1">
        <text:list-item>
          <text:p text:style-name="P2">Esteban Krauwezuk</text:p>
        </text:list-item>
        <text:list-item>
          <text:p text:style-name="P2">Micaela Duarte</text:p>
        </text:list-item>
        <text:list-item>
          <text:p text:style-name="P2">Fátima Greco</text:p>
        </text:list-item>
        <text:list-item>
          <text:p text:style-name="P2">Lucia González</text:p>
        </text:list-item>
        <text:list-item>
          <text:p text:style-name="P2">Jonathan </text:p>
          <text:p text:style-name="P2"/>
        </text:list-item>
      </text:list>
      <text:p text:style-name="P4">Informe de Actividad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06:26.050689876</meta:creation-date>
    <dc:date>2018-08-06T12:12:22.548096163</dc:date>
    <meta:editing-duration>PT5M57S</meta:editing-duration>
    <meta:editing-cycles>1</meta:editing-cycles>
    <meta:document-statistic meta:table-count="0" meta:image-count="0" meta:object-count="0" meta:page-count="1" meta:paragraph-count="9" meta:word-count="23" meta:character-count="133" meta:non-whitespace-character-count="123"/>
    <meta:generator>LibreOffice/6.0.3.2$Linux_X86_64 LibreOffice_project/00m0$Build-2</meta:generator>
  </office:meta>
</office:document-meta>
</file>